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2" number:language="pt" number:country="BR">
      <number:number number:decimal-places="2" number:min-decimal-places="2"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104">
      <style:table-cell-properties fo:border="0.74pt solid #000000"/>
    </style:style>
    <style:style style:name="ce3" style:family="table-cell" style:parent-style-name="Default" style:data-style-name="N11">
      <style:table-cell-properties fo:border="0.74pt solid #000000"/>
    </style:style>
    <style:style style:name="ce4" style:family="table-cell" style:parent-style-name="Default" style:data-style-name="N104">
      <style:table-cell-properties fo:border="0.74pt solid #000000"/>
    </style:style>
    <style:style style:name="ce5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0002">
      <style:table-cell-properties fo:border="0.74pt solid #000000"/>
    </style:style>
    <style:style style:name="ce7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to M</text:p>
          </table:table-cell>
          <table:table-cell office:value-type="currency" office:currency="BRL" office:value="-28500" calcext:value-type="currency">
            <text:p>-R$ 28.500,00</text:p>
          </table:table-cell>
          <table:table-cell table:number-columns-repeated="4" table:style-name="ce2" office:value-type="currency" office:currency="BRL" office:value="10000" calcext:value-type="currency">
            <text:p>R$ 10.000,00</text:p>
          </table:table-cell>
        </table:table-row>
        <table:table-row table:style-name="ro1">
          <table:table-cell office:value-type="string" calcext:value-type="string">
            <text:p>projeto N</text:p>
          </table:table-cell>
          <table:table-cell office:value-type="currency" office:currency="BRL" office:value="-27000" calcext:value-type="currency">
            <text:p>-R$ 27.000,00</text:p>
          </table:table-cell>
          <table:table-cell table:style-name="ce2" office:value-type="currency" office:currency="BRL" office:value="11000" calcext:value-type="currency">
            <text:p>R$ 11.000,00</text:p>
          </table:table-cell>
          <table:table-cell table:style-name="ce2" office:value-type="currency" office:currency="BRL" office:value="10000" calcext:value-type="currency">
            <text:p>R$ 10.000,00</text:p>
          </table:table-cell>
          <table:table-cell table:style-name="ce2" office:value-type="currency" office:currency="BRL" office:value="9000" calcext:value-type="currency">
            <text:p>R$ 9.000,00</text:p>
          </table:table-cell>
          <table:table-cell table:style-name="ce2" office:value-type="currency" office:currency="BRL" office:value="8000" calcext:value-type="currency">
            <text:p>R$ 8.000,00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3" office:value-type="percentage" office:value="0.14" calcext:value-type="percentage">
            <text:p>14,00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Projeto M</text:p>
          </table:table-cell>
          <table:table-cell table:style-name="ce1" office:value-type="string" calcext:value-type="string">
            <text:p>Valor Nominal</text:p>
          </table:table-cell>
          <table:table-cell office:value-type="string" calcext:value-type="string">
            <text:p>Valor Descontado</text:p>
          </table:table-cell>
          <table:table-cell office:value-type="string" calcext:value-type="string">
            <text:p>Valor Acumulado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BRL" office:value="10000" calcext:value-type="currency">
            <text:p>R$ 10.000,00</text:p>
          </table:table-cell>
          <table:table-cell table:style-name="ce2" table:formula="of:=[.B6]/(1+[.B3])^1" office:value-type="currency" office:currency="BRL" office:value="8771.9298245614" calcext:value-type="currency">
            <text:p>R$ 8.771,93</text:p>
          </table:table-cell>
          <table:table-cell table:style-name="ce2" table:formula="of:=[.C6]" office:value-type="currency" office:currency="BRL" office:value="8771.9298245614" calcext:value-type="currency">
            <text:p>R$ 8.771,93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BRL" office:value="10000" calcext:value-type="currency">
            <text:p>R$ 10.000,00</text:p>
          </table:table-cell>
          <table:table-cell table:style-name="ce2" table:formula="of:=[.B7]/(1+[.B3])^2" office:value-type="currency" office:currency="BRL" office:value="7694.67528470298" calcext:value-type="currency">
            <text:p>R$ 7.694,68</text:p>
          </table:table-cell>
          <table:table-cell table:style-name="ce2" table:formula="of:=[.D6]+[.C7]" office:value-type="currency" office:currency="BRL" office:value="16466.6051092644" calcext:value-type="currency">
            <text:p>R$ 16.466,61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BRL" office:value="10000" calcext:value-type="currency">
            <text:p>R$ 10.000,00</text:p>
          </table:table-cell>
          <table:table-cell table:style-name="ce2" table:formula="of:=[.B8]/(1+[.B3])^3" office:value-type="currency" office:currency="BRL" office:value="6749.71516202016" calcext:value-type="currency">
            <text:p>R$ 6.749,72</text:p>
          </table:table-cell>
          <table:table-cell table:style-name="ce2" table:formula="of:=[.D7]+[.C8]" office:value-type="currency" office:currency="BRL" office:value="23216.3202712845" calcext:value-type="currency">
            <text:p>R$ 23.216,32</text:p>
          </table:table-cell>
          <table:table-cell table:style-name="ce7" table:formula="of:=-[.B1]-[.D8]" office:value-type="currency" office:currency="BRL" office:value="5283.67972871545" calcext:value-type="currency">
            <text:p>R$ 5.283,68</text:p>
          </table:table-cell>
          <table:table-cell/>
        </table:table-row>
        <table:table-row table:style-name="ro1">
          <table:table-cell/>
          <table:table-cell office:value-type="currency" office:currency="BRL" office:value="10000" calcext:value-type="currency">
            <text:p>R$ 10.000,00</text:p>
          </table:table-cell>
          <table:table-cell table:style-name="ce2" table:formula="of:=[.B9]/(1+[.B3])^4" office:value-type="currency" office:currency="BRL" office:value="5920.8027737019" calcext:value-type="currency">
            <text:p>R$ 5.920,80</text:p>
          </table:table-cell>
          <table:table-cell table:style-name="ce2" table:formula="of:=[.D8]+[.C9]" office:value-type="currency" office:currency="BRL" office:value="29137.1230449864" calcext:value-type="currency">
            <text:p>R$ 29.137,1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VPL</text:p>
          </table:table-cell>
          <table:table-cell table:style-name="ce4" table:formula="of:=NPV([.B3];[.B6:.B9])+[.B1]" office:value-type="currency" office:currency="BRL" office:value="637.123044986442" calcext:value-type="currency">
            <text:p>R$ 637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</text:p>
          </table:table-cell>
          <table:table-cell table:style-name="ce3" table:formula="of:=IRR([.B1:.F1])" office:value-type="percentage" office:value="0.150863280269904" calcext:value-type="percentage">
            <text:p>15,0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C</text:p>
          </table:table-cell>
          <table:table-cell table:formula="of:=[.D9]/-[.B1]" office:value-type="currency" office:currency="BRL" office:value="1.02235519456093" calcext:value-type="currency">
            <text:p>R$ 1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</text:p>
          </table:table-cell>
          <table:table-cell table:style-name="ce5" table:formula="of:=3+[.E8]/[.C9]" office:value-type="float" office:value="3.892392456" calcext:value-type="float">
            <text:p>3,89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Projeto N</text:p>
          </table:table-cell>
          <table:table-cell table:style-name="ce1" office:value-type="string" calcext:value-type="string">
            <text:p>Valor Nominal</text:p>
          </table:table-cell>
          <table:table-cell office:value-type="string" calcext:value-type="string">
            <text:p>Valor Descontado</text:p>
          </table:table-cell>
          <table:table-cell office:value-type="string" calcext:value-type="string">
            <text:p>Valor Acumulado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BRL" office:value="11000" calcext:value-type="currency">
            <text:p>R$ 11.000,00</text:p>
          </table:table-cell>
          <table:table-cell table:style-name="ce2" table:formula="of:=[.B17]/(1+[.B3])^1" office:value-type="currency" office:currency="BRL" office:value="9649.12280701754" calcext:value-type="currency">
            <text:p>R$ 9.649,12</text:p>
          </table:table-cell>
          <table:table-cell table:style-name="ce2" table:formula="of:=[.C17]" office:value-type="currency" office:currency="BRL" office:value="9649.12280701754" calcext:value-type="currency">
            <text:p>R$ 9.649,1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BRL" office:value="10000" calcext:value-type="currency">
            <text:p>R$ 10.000,00</text:p>
          </table:table-cell>
          <table:table-cell table:style-name="ce2" table:formula="of:=[.B18]/(1+[.B3])^2" office:value-type="currency" office:currency="BRL" office:value="7694.67528470298" calcext:value-type="currency">
            <text:p>R$ 7.694,68</text:p>
          </table:table-cell>
          <table:table-cell table:style-name="ce2" table:formula="of:=[.D17]+[.C18]" office:value-type="currency" office:currency="BRL" office:value="17343.7980917205" calcext:value-type="currency">
            <text:p>R$ 17.343,80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BRL" office:value="9000" calcext:value-type="currency">
            <text:p>R$ 9.000,00</text:p>
          </table:table-cell>
          <table:table-cell table:style-name="ce2" table:formula="of:=[.B19]/(1+[.B3])^3" office:value-type="currency" office:currency="BRL" office:value="6074.74364581814" calcext:value-type="currency">
            <text:p>R$ 6.074,74</text:p>
          </table:table-cell>
          <table:table-cell table:style-name="ce2" table:formula="of:=[.D18]+[.C19]" office:value-type="currency" office:currency="BRL" office:value="23418.5417375387" calcext:value-type="currency">
            <text:p>R$ 23.418,54</text:p>
          </table:table-cell>
          <table:table-cell table:style-name="ce7" table:formula="of:=-[.B2]-[.D19]" office:value-type="currency" office:currency="BRL" office:value="3581.45826246133" calcext:value-type="currency">
            <text:p>R$ 3.581,46</text:p>
          </table:table-cell>
          <table:table-cell/>
        </table:table-row>
        <table:table-row table:style-name="ro1">
          <table:table-cell/>
          <table:table-cell office:value-type="currency" office:currency="BRL" office:value="8000" calcext:value-type="currency">
            <text:p>R$ 8.000,00</text:p>
          </table:table-cell>
          <table:table-cell table:style-name="ce2" table:formula="of:=[.B20]/(1+[.B3])^4" office:value-type="currency" office:currency="BRL" office:value="4736.64221896152" calcext:value-type="currency">
            <text:p>R$ 4.736,64</text:p>
          </table:table-cell>
          <table:table-cell table:style-name="ce2" table:formula="of:=[.D19]+[.C20]" office:value-type="currency" office:currency="BRL" office:value="28155.1839565002" calcext:value-type="currency">
            <text:p>R$ 28.155,18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VPL</text:p>
          </table:table-cell>
          <table:table-cell table:style-name="ce4" table:formula="of:=NPV([.B3];[.B17:.B20])+[.B2]" office:value-type="currency" office:currency="BRL" office:value="1155.18395650019" calcext:value-type="currency">
            <text:p>R$ 1.155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</text:p>
          </table:table-cell>
          <table:table-cell table:style-name="ce3" table:formula="of:=IRR([.B2:.F2])" office:value-type="percentage" office:value="0.161934905771712" calcext:value-type="percentage">
            <text:p>16,1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C</text:p>
          </table:table-cell>
          <table:table-cell table:formula="of:=[.D20]/-[.B2]" office:value-type="currency" office:currency="BRL" office:value="1.04278459098149" calcext:value-type="currency">
            <text:p>R$ 1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</text:p>
          </table:table-cell>
          <table:table-cell table:style-name="ce6" table:formula="of:=3+[.E19]/[.C20]" office:value-type="float" office:value="3.75611754" calcext:value-type="float">
            <text:p>3,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number:min-decimal-places="8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0107" number:language="pt" number:country="BR">
      <number:number number:decimal-places="1" number:min-decimal-places="1" number:min-integer-digits="1"/>
    </number:number-style>
    <number:number-style style:name="N10108" number:language="pt" number:country="BR">
      <number:number number:decimal-places="1" number:min-decimal-places="1" number:min-integer-digits="1" number:grouping="true"/>
    </number:number-style>
    <number:number-style style:name="N10109" number:language="pt" number:country="BR">
      <number:number number:decimal-places="7" number:min-decimal-places="7" number:min-integer-digits="1"/>
    </number:number-style>
    <number:number-style style:name="N10110" number:language="pt" number:country="BR">
      <number:number number:decimal-places="6" number:min-decimal-places="6" number:min-integer-digits="1"/>
    </number:number-style>
    <number:number-style style:name="N10111" number:language="pt" number:country="BR">
      <number:number number:decimal-places="5" number:min-decimal-places="5" number:min-integer-digits="1"/>
    </number:number-style>
    <number:number-style style:name="N10112" number:language="pt" number:country="BR">
      <number:number number:decimal-places="4" number:min-decimal-places="4" number:min-integer-digits="1"/>
    </number:number-style>
    <number:number-style style:name="N10113" number:language="pt" number:country="BR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0T19:57:35.723000000</meta:creation-date>
    <dc:date>2023-05-30T21:20:23.207000000</dc:date>
    <meta:editing-duration>PT10M16S</meta:editing-duration>
    <meta:editing-cycles>1</meta:editing-cycles>
    <meta:document-statistic meta:table-count="1" meta:cell-count="64" meta:object-count="0"/>
    <meta:generator>LibreOffice/7.3.7.2$Windows_X86_64 LibreOffice_project/e114eadc50a9ff8d8c8a0567d6da8f454beeb84f</meta:generator>
  </office:meta>
</office:document-meta>
</file>